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_20__28_var_29_" draw:marker-end="Rounded_20_short_20_Arrow" draw:marker-end-width="0.508cm"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2cm" svg:x="10cm" svg:y="2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2cm" svg:height="2.5cm" svg:x="10cm" svg:y="4cm">
          <text:p text:style-name="P2">getName():String</text:p>
          <text:p text:style-name="P2">getId():int</text:p>
          <text:p text:style-name="P2">toString():Str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cm" svg:height="2cm" svg:x="4.8cm" svg:y="9.5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cm" svg:height="2.5cm" svg:x="4.8cm" svg:y="11.5cm">
          <text:p text:style-name="P2">getMatriculationYear():int</text:p>
          <text:p text:style-name="P2">toString():Str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cm" svg:x="15.8cm" svg:y="9.5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2cm" svg:height="2.5cm" svg:x="15.8cm" svg:y="11.5cm">
          <text:p text:style-name="P2">getCourses():String[]</text:p>
          <text:p text:style-name="P2">toString():Strin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347cm" svg:y1="8cm" svg:x2="13.347cm" svg:y2="6.5cm">
          <text:p/>
        </draw:line>
        <draw:line draw:style-name="gr3" draw:text-style-name="P1" draw:layer="layout" svg:x1="8.5cm" svg:y1="8cm" svg:x2="19cm" svg:y2="8cm">
          <text:p/>
        </draw:line>
        <draw:line draw:style-name="gr3" draw:text-style-name="P1" draw:layer="layout" svg:x1="8.5cm" svg:y1="9.5cm" svg:x2="8.5cm" svg:y2="8cm">
          <text:p/>
        </draw:line>
        <draw:line draw:style-name="gr3" draw:text-style-name="P1" draw:layer="layout" svg:x1="19cm" svg:y1="9.5cm" svg:x2="19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5M41S</meta:editing-duration>
    <meta:editing-cycles>17</meta:editing-cycles>
    <meta:generator>LibreOffice/3.6$Linux_X86_64 LibreOffice_project/360m1$Build-2</meta:generator>
    <dc:date>2013-10-12T16:56:17</dc:date>
    <meta:document-statistic meta:object-count="10"/>
  </office:meta>
</office:document-meta>
</file>